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p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std. Er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21958" calcext:value-type="float">
            <text:p>0.6321958</text:p>
          </table:table-cell>
          <table:table-cell office:value-type="float" office:value="0.0009104" calcext:value-type="float">
            <text:p>0.0009104</text:p>
          </table:table-cell>
          <table:table-cell office:value-type="float" office:value="0.6304096" calcext:value-type="float">
            <text:p>0.6304096</text:p>
          </table:table-cell>
          <table:table-cell office:value-type="float" office:value="0.6339783" calcext:value-type="float">
            <text:p>0.6339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0008392" calcext:value-type="float">
            <text:p>0.0008392</text:p>
          </table:table-cell>
          <table:table-cell office:value-type="float" office:value="0.2693514" calcext:value-type="float">
            <text:p>0.2693514</text:p>
          </table:table-cell>
          <table:table-cell office:value-type="float" office:value="0.2726408" calcext:value-type="float">
            <text:p>0.27264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8112" calcext:value-type="float">
            <text:p>0.0968112</text:p>
          </table:table-cell>
          <table:table-cell office:value-type="float" office:value="0.0005583" calcext:value-type="float">
            <text:p>0.0005583</text:p>
          </table:table-cell>
          <table:table-cell office:value-type="float" office:value="0.0957225" calcext:value-type="float">
            <text:p>0.0957225</text:p>
          </table:table-cell>
          <table:table-cell office:value-type="float" office:value="0.097911" calcext:value-type="float">
            <text:p>0.0979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4:39:00.7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8:19.879000000</meta:creation-date>
    <dc:date>2023-11-20T15:30:42.893000000</dc:date>
    <meta:editing-duration>PT53M31S</meta:editing-duration>
    <meta:editing-cycles>10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